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omplex="Courier New"/>
    </style:style>
    <style:style style:name="P3" style:family="paragraph" style:parent-style-name="Standard">
      <style:text-properties fo:language="en" fo:country="GB"/>
    </style:style>
    <style:style style:name="P4" style:family="paragraph" style:parent-style-name="Standard">
      <style:text-properties style:font-name="Courier New" fo:font-size="11pt" fo:language="en" fo:country="GB" style:font-size-asian="11pt" style:font-name-complex="Courier New" style:font-size-complex="11pt"/>
    </style:style>
    <style:style style:name="P5" style:family="paragraph" style:parent-style-name="Standard">
      <style:text-properties style:font-name="Courier New" fo:language="en" fo:country="US" style:font-name-complex="Courier New"/>
    </style:style>
    <style:style style:name="P6" style:family="paragraph" style:parent-style-name="Standard">
      <style:text-properties fo:font-size="12pt" fo:language="en" fo:country="GB" style:font-size-asian="12pt" style:font-size-complex="12pt" text:display="none"/>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0cm" fo:margin-right="0cm" fo:text-indent="1.27cm" style:auto-text-indent="false"/>
      <style:text-properties fo:language="en" fo:country="US"/>
    </style:style>
    <style:style style:name="P10" style:family="paragraph" style:parent-style-name="Heading_20_3">
      <style:text-properties fo:language="en" fo:country="US"/>
    </style:style>
    <style:style style:name="P11" style:family="paragraph" style:parent-style-name="Heading_20_3" style:master-page-name="Standard">
      <style:paragraph-properties style:page-number="auto"/>
    </style:style>
    <style:style style:name="T1" style:family="text">
      <style:text-properties fo:language="en" fo:country="US"/>
    </style:style>
    <style:style style:name="T2" style:family="text">
      <style:text-properties fo:language="en" fo:country="US" style:font-name-complex="Courier New"/>
    </style:style>
    <style:style style:name="T3" style:family="text">
      <style:text-properties style:font-name-complex="Courier New"/>
    </style:style>
    <style:style style:name="T4" style:family="text">
      <style:text-properties style:font-name-asian="Courier New"/>
    </style:style>
    <style:style style:name="T5" style:family="text">
      <style:text-properties fo:font-size="12pt" fo:language="en" fo:country="GB" style:font-size-asian="12pt" style:font-size-complex="12pt" text:displa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1" text:outline-level="3">вынос<text:span text:style-name="T1"> </text:span>инвариантов<text:span text:style-name="T1">/Loop-invariant code motion /</text:span></text:h>
      <text:p text:style-name="P1">Loop-invariant code motion The loop-invariant code motion optimization recognizes instructions inside a loop whose results do not change and then moves the instructions outside the loop. This optimization ensures that the invariant code is only executed once.</text:p>
      <text:p text:style-name="P1">For example, the C/C++ code:</text:p>
      <text:p text:style-name="P1"/>
      <text:p text:style-name="P1">x = z;</text:p>
      <text:p text:style-name="P1">for(i=0; i&lt;10; i++)</text:p>
      <text:p text:style-name="P1"><text:tab/>a[i] = 4 * x + i;</text:p>
      <text:p text:style-name="Название_20_объекта">Листинг <text:sequence text:ref-name="refЛистинг0" text:name="Листинг" text:formula="ooow:Листинг+1" style:num-format="1">1</text:sequence> </text:p>
      <text:p text:style-name="Standard"/>
      <text:p text:style-name="Standard"/>
      <text:p text:style-name="Standard"><text:span text:style-name="T1">x</text:span> = <text:span text:style-name="T1">z</text:span>;</text:p>
      <text:p text:style-name="P1">t1 = 4 * x;</text:p>
      <text:p text:style-name="P1">for(i=0; i&lt;10; i++)</text:p>
      <text:p text:style-name="P1"><text:tab/>a[i] = t1 + i;</text:p>
      <text:p text:style-name="Название_20_объекта">Листинг<text:span text:style-name="T1"> </text:span><text:sequence text:ref-name="refЛистинг1" text:name="Листинг" text:formula="ooow:Листинг+1" style:num-format="1">2</text:sequence><text:span text:style-name="T1"> </text:span></text:p>
      <text:p text:style-name="P1"/>
      <text:p text:style-name="P1">gcc{</text:p>
      <text:p text:style-name="P1">-ftree-lim</text:p>
      <text:p text:style-name="P1"><text:s/>Perform loop invariant motion on trees. This pass moves only invartiants that would be hard to handle on rtl level (function calls, operations that expand to nontrivial sequences of insns). With <text:s/>-funswitch-loops it also moves operands of conditions that are invariant out of the loop, so that we can use just trivial invariantness analysis in loop unswitching. The pass also includes store motion.</text:p>
      <text:p text:style-name="P1"/>
      <text:p text:style-name="P1">-fmove-loop-invariants</text:p>
      <text:p text:style-name="P1">Enables the loop invariant motion pass in the new loop optimizer. Enabled at level -O1</text:p>
      <text:p text:style-name="P1"/>
      <text:p text:style-name="P1">lim-expensive</text:p>
      <text:p text:style-name="P1">The minimum cost of an expensive expression in the loop invariant motion.</text:p>
      <text:p text:style-name="P1">}</text:p>
      <text:p text:style-name="P1"/>
      <text:p text:style-name="P1"/>
      <text:h text:style-name="P10" text:outline-level="3">Strip mining</text:h>
      <text:p text:style-name="P1">Strip mining is a fundamental +O3 transformation. In and of itself, strip mining is not profitable. However, it is used by loop blocking, loop unroll and jam, and, in a sense, by parallelization.</text:p>
      <text:p text:style-name="P1">Strip mining involves splitting a single loop into a nested loop. The resulting inner loop iterates over a section or strip of the original loop, and the new outer loop runs the inner loop enough times to cover all the strips, achieving the necessary total number of iterations. The number of iterations of the inner loop is known as the loop's strip length. Consider the following Fortran code:</text:p>
      <text:p text:style-name="P1">DO I = 1, 10000</text:p>
      <text:p text:style-name="P1"><text:tab/>A(I) = A(I) * B(I)</text:p>
      <text:p text:style-name="P1">ENDDO</text:p>
      <text:p text:style-name="P1"/>
      <text:p text:style-name="P1">Strip mining this loop using a strip length of 1000 yields the following loop nest:</text:p>
      <text:p text:style-name="P1">DO IOUTER = 1, 10000, 1000</text:p>
      <text:p text:style-name="P1"><text:tab/>DO ISTRIP = IOUTER, IOUTER+999</text:p>
      <text:p text:style-name="P1"><text:tab/><text:tab/>A(ISTRIP) = A(ISTRIP) * B(ISTRIP)</text:p>
      <text:p text:style-name="P1"><text:tab/>ENDDO</text:p>
      <text:p text:style-name="P1">ENDDO</text:p>
      <text:p text:style-name="P1"/>
      <text:p text:style-name="P1">In this loop, the strip length integrally divides the number of iterations, so the loop is evenly split up. If the iteration count was not an integral multiple of the strip length, for example, if I went from 1 to 10500 rather than 1 to 10000, the final iteration of the strip loop would execute 500 iterations instead of 1000.</text:p>
      <text:p text:style-name="P1"><text:soft-page-break/></text:p>
      <text:p text:style-name="P1"/>
      <text:p text:style-name="P8"><text:span text:style-name="T3">Ветвления внутри циклов всегда нежелательны, а на старших моделях микропроцессоров </text:span><text:span text:style-name="T2">Intel</text:span><text:span text:style-name="T3"> – особенно (кстати, большинство Си компиляторов платформы </text:span><text:span text:style-name="T2">CONVEX</text:span><text:span text:style-name="T3"> вообще отказываются компилировать программы с ветвлениями внутри циклов).</text:span></text:p>
      <text:p text:style-name="P8"><text:span text:style-name="T3">Уникальной особенностью компилятора </text:span><text:span text:style-name="T2">Microsoft</text:span><text:span text:style-name="T3"> </text:span><text:span text:style-name="T2">Visual</text:span><text:span text:style-name="T3"> </text:span><text:span text:style-name="T2">C</text:span><text:span text:style-name="T3">++ является его умение избавляться от некоторых типов внутрицикловых ветвлений. Алгоритм подобной оптимизации слишком сложен, чтобы быть описанным в рамках журнальной статьи, поэтому, просто рассмотрим пример кода до и после оптимизации, а любопытных отошлем к книгам "Техника дизассемблирования программ" и "Техника оптимизации программ" Криса Касперски.</text:span></text:p>
      <text:p text:style-name="P2"/>
      <text:h text:style-name="P10" text:outline-level="3">Peephole optimizations</text:h>
      <text:p text:style-name="P1">// msvc: no</text:p>
      <text:p text:style-name="P1">// icl:no</text:p>
      <text:p text:style-name="P1">// gcc:no</text:p>
      <text:p text:style-name="P1"/>
      <text:p text:style-name="P1">A peephole optimization is a machine-dependent optimization that makes a pass through low-level assembly-like instruction sequences of the program, applying patterns to a small window (peephole) of code looking for optimization opportunities. The optimizations performed are:</text:p>
      <text:p text:style-name="P1"/>
      <text:p text:style-name="P1"><text:s/>Changing the addressing mode of instructions so they use shorter</text:p>
      <text:p text:style-name="P1">sequences</text:p>
      <text:p text:style-name="P1"/>
      <text:p text:style-name="P1"><text:s/>Replacing low-level assembly-like instruction sequences with faster</text:p>
      <text:p text:style-name="P1">(usually shorter) sequences, and removing redundant register loads</text:p>
      <text:p text:style-name="P1">and stores</text:p>
      <text:p text:style-name="P1"/>
      <text:p text:style-name="P1"/>
      <text:h text:style-name="P10" text:outline-level="3">Cloning within a single source file</text:h>
      <text:p text:style-name="P1">Cloning is the replacement of a call to a routine by a call to a clone of that</text:p>
      <text:p text:style-name="P1">routine. The clone is optimized differently than the original routine.</text:p>
      <text:p text:style-name="P1">Cloning can expose additional opportunities for interprocedural</text:p>
      <text:p text:style-name="P1">optimization. At +O3, cloning is performed within a file; at +O4, it is</text:p>
      <text:p text:style-name="P1">performed across files. Cloning is enabled by default; it can be disabled</text:p>
      <text:p text:style-name="P1">by specifying the +Onoinline command-line option.</text:p>
      <text:p text:style-name="P1"/>
      <text:p text:style-name="P1"/>
      <text:h text:style-name="Heading_20_3" text:outline-level="3">устранение<text:span text:style-name="T1"> </text:span>зависимостей<text:span text:style-name="T1"> loop-carried dependences (LCD)</text:span></text:h>
      <text:p text:style-name="P1">// msvc: yes</text:p>
      <text:p text:style-name="P1">// icl: yes</text:p>
      <text:p text:style-name="P1">// gcc: yes</text:p>
      <text:p text:style-name="P1"/>
      <text:p text:style-name="P1">for(i=1; i&lt;n; i++)</text:p>
      <text:p text:style-name="P1"><text:tab/>for (j=1; j&lt;m; j++)</text:p>
      <text:p text:style-name="P1"><text:tab/><text:tab/>a[j][i]=a[j-1][i-1] + a[j+1][i-1];</text:p>
      <text:p text:style-name="Название_20_объекта">Листинг<text:span text:style-name="T1"> </text:span><text:sequence text:ref-name="refЛистинг2" text:name="Листинг" text:formula="ooow:Листинг+1" style:num-format="1">3</text:sequence></text:p>
      <text:p text:style-name="P1"/>
      <text:p text:style-name="P1">for(j=1; j&lt;m; j++)</text:p>
      <text:p text:style-name="P1"><text:tab/>for (i=1;i &lt;n; i++)</text:p>
      <text:p text:style-name="P1"><text:tab/><text:tab/>a[j][i]=a[j+1][i-1] + a[j-1][i-1];</text:p>
      <text:p text:style-name="Название_20_объекта">Листинг<text:span text:style-name="T1"> </text:span><text:sequence text:ref-name="refЛистинг3" text:name="Листинг" text:formula="ooow:Листинг+1" style:num-format="1">4</text:sequence></text:p>
      <text:p text:style-name="P1"/>
      <text:h text:style-name="P10" text:outline-level="3"><text:soft-page-break/>Loop tiling</text:h>
      <text:p text:style-name="P1">// msvc: no</text:p>
      <text:p text:style-name="P1">// icl: no</text:p>
      <text:p text:style-name="P1">// gcc: no</text:p>
      <text:p text:style-name="P1">Loop tiling is a powerful high-level loop optimization technique useful for memory hierarchy optimization [14]. See the matrix multiplication program fragment:</text:p>
      <text:p text:style-name="P1">for (i = 0; i &lt; N; i++)</text:p>
      <text:p text:style-name="P1"><text:tab/>for (j = 0; j &lt; N; j++)</text:p>
      <text:p text:style-name="P1"><text:tab/><text:tab/>for (k = 0; k &lt; N; k++)</text:p>
      <text:p text:style-name="P1"><text:tab/><text:tab/><text:tab/>c[i][j] = c[i][j] + a[i][k] * b[k][j];</text:p>
      <text:p text:style-name="P9"/>
      <text:p text:style-name="P7">Два последовательные обращения к одному и тому же элементу массива "<text:span text:style-name="T1">a</text:span>", происходят через каждые <text:span text:style-name="T1">N</text:span> операций умножения-и-сложения. Два последовательные обращения к одному и тому же элементу массива "<text:span text:style-name="T1">b</text:span>", происходят через каждые <text:span text:style-name="T1">N</text:span>*<text:span text:style-name="T1">N</text:span> операций умножения-и-сложения. Два последовательные обращения к одному и тому же элементу массива "с", происходят через каждую операцию умножения-и-сложения.</text:p>
      <text:p text:style-name="Standard"/>
      <text:p text:style-name="P1">Two successive references to the same element of a are separated by N multiply-and-sum operations. Two successive references to the same element of b are separated by N2 multiply-and-sum operations. Two successive references to the same element of c are separated by 1 multiply-and-sum operation. For the case when N is large, references to a and b exhibits little locality and the frequent data fetching from memory results in high power consumption. Tiling the loop will transforme it to:</text:p>
      <text:p text:style-name="P1"/>
      <text:p text:style-name="P1">for (i = 0; i &lt; N; i+=T)</text:p>
      <text:p text:style-name="P1"><text:tab/>for (j = 0; j &lt; N; j+=T)</text:p>
      <text:p text:style-name="P1"><text:tab/><text:tab/>for (k = 0; k &lt; N; k+=T)</text:p>
      <text:p text:style-name="P1"><text:tab/><text:tab/><text:tab/>for (ii = i; ii &lt; min(i+T, N); ii++)</text:p>
      <text:p text:style-name="P1"><text:tab/><text:tab/><text:tab/><text:tab/>for (jj = j; jj &lt; min(j+T, N); jj++)</text:p>
      <text:p text:style-name="P1"><text:tab/><text:tab/><text:tab/><text:tab/><text:tab/>for (kk = k; kk &lt; min(k+T, N); kk++)</text:p>
      <text:p text:style-name="P1"><text:tab/><text:tab/><text:tab/><text:tab/><text:tab/><text:tab/>c[ii][jj] = c[ii][jj] + a[ii][kk] * b[kk][jj];</text:p>
      <text:p text:style-name="P1"/>
      <text:p text:style-name="P1"/>
      <text:p text:style-name="P1"/>
      <text:h text:style-name="P10" text:outline-level="3">Blocking example: simple loop</text:h>
      <text:p text:style-name="P1">// msvc:no</text:p>
      <text:p text:style-name="P1">// icl: no</text:p>
      <text:p text:style-name="P1">// gcc: no</text:p>
      <text:p text:style-name="P1"/>
      <text:p text:style-name="P1">In order to exploit reuse in more realistic examples that manipulate arrays that will not all fit in the cache, the compiler can apply the blocking transformation.</text:p>
      <text:p text:style-name="P1">Consider the following Fortran example:</text:p>
      <text:p text:style-name="P1"/>
      <text:p text:style-name="P1">REAL*8 A(1000,1000),B(1000,1000)</text:p>
      <text:p text:style-name="P1">REAL*8 C(1000),D(1000)</text:p>
      <text:p text:style-name="P1">COMMON /BLK2/ A, B, C</text:p>
      <text:p text:style-name="P1">.</text:p>
      <text:p text:style-name="P1">DO J = 1, 1000</text:p>
      <text:p text:style-name="P1"><text:tab/>DO I = 1, 1000</text:p>
      <text:p text:style-name="P1"><text:tab/><text:tab/>A(I,J) = B(J,I) + C(I) + D(J)</text:p>
      <text:p text:style-name="P1"><text:tab/>ENDDO</text:p>
      <text:p text:style-name="P1">ENDDO</text:p>
      <text:p text:style-name="P1"/>
      <text:p text:style-name="P1">Now the compiler moves the outer strip loop (IOUT) outward as far as possible.</text:p>
      <text:p text:style-name="P1">DO IOUT = 1, 1000, IBLOCK</text:p>
      <text:p text:style-name="P1"><text:tab/>DO J = 1, 1000</text:p>
      <text:p text:style-name="P1"><text:tab/><text:tab/>DO I = IOUT, IOUT+IBLOCK-1</text:p>
      <text:p text:style-name="P9"><text:tab/><text:tab/>A(I,J) = B(J,I) + C(I) + D(J)</text:p>
      <text:p text:style-name="P1"><text:tab/><text:tab/>ENDDO</text:p>
      <text:p text:style-name="P1"><text:soft-page-break/><text:tab/>ENDDO</text:p>
      <text:p text:style-name="P1">ENDDO</text:p>
      <text:p text:style-name="P1"/>
      <text:p text:style-name="P1"/>
      <text:p text:style-name="P1"/>
      <text:p text:style-name="P1">do i = 1,n</text:p>
      <text:p text:style-name="P1">do j = 1,m</text:p>
      <text:p text:style-name="P1">B(j,i) = A(i,j)</text:p>
      <text:p text:style-name="P1">end do</text:p>
      <text:p text:style-name="P1">end do</text:p>
      <text:p text:style-name="P1"/>
      <text:p text:style-name="P1"/>
      <text:p text:style-name="P1"/>
      <text:p text:style-name="P1">do j1 = 1,n-nb+1,nb</text:p>
      <text:p text:style-name="P1">j2 = min(j1+nb-1,n)</text:p>
      <text:p text:style-name="P1">do i1 = 1,m-nb+1,nb</text:p>
      <text:p text:style-name="P1">i2 = min(i1+nb-1,m)</text:p>
      <text:p text:style-name="P1">do i = i1, i2</text:p>
      <text:p text:style-name="P1">do j = j1, j2</text:p>
      <text:p text:style-name="P1">B(j,i) = A(i,j)</text:p>
      <text:p text:style-name="P1">end do</text:p>
      <text:p text:style-name="P1">end do</text:p>
      <text:p text:style-name="P1">end do</text:p>
      <text:p text:style-name="P1">end do</text:p>
      <text:p text:style-name="P1"/>
      <text:p text:style-name="P1">_</text:p>
      <text:p text:style-name="P3"/>
      <text:p text:style-name="P4">DO I=1,N</text:p>
      <text:p text:style-name="P4"><text:span text:style-name="T4">…</text:span>. (I) ….</text:p>
      <text:p text:style-name="P4">ENDDO</text:p>
      <text:p text:style-name="P6"/>
      <text:p text:style-name="P3">DO i1=1,N,nb</text:p>
      <text:p text:style-name="P3"><text:s text:c="3"/>DO I=i1,min(i1+nb-1,N)</text:p>
      <text:p text:style-name="P1">:. (I) :.</text:p>
      <text:p text:style-name="P1">ENDDO ENDDO</text:p>
      <text:p text:style-name="P1"/>
      <text:p text:style-name="P1"/>
      <text:p text:style-name="P1"/>
      <text:h text:style-name="P10" text:outline-level="3">Loop Skewing</text:h>
      <text:p text:style-name="P1">// msvc: no</text:p>
      <text:p text:style-name="P1">// icl: no</text:p>
      <text:p text:style-name="P1">// gcc: no</text:p>
      <text:p text:style-name="P1">Original Code</text:p>
      <text:p text:style-name="P1">int i, s[N], a[N][N];</text:p>
      <text:p text:style-name="P1">for(i=1; i&lt;N-1; i++;)</text:p>
      <text:p text:style-name="P1"><text:tab/>for(j=1; j&lt;N-1; j++;)</text:p>
      <text:p text:style-name="P1"><text:tab/>{</text:p>
      <text:p text:style-name="P1"><text:tab/><text:tab/>a[i,j] = (a[i-1,j] + a[i,j-1] + a[i+1,j] + a[i,j+1]) / 4;</text:p>
      <text:p text:style-name="P1"><text:tab/>}</text:p>
      <text:p text:style-name="P1"/>
      <text:p text:style-name="P1">After Loop Skewing</text:p>
      <text:p text:style-name="P1">int i, s[N], a[N][N];</text:p>
      <text:p text:style-name="P1">for(i=1; i&lt;N-1; i++;)</text:p>
      <text:p text:style-name="P1">for(j=i+1; j&lt;i+N-1; j++;)</text:p>
      <text:p text:style-name="P1">{</text:p>
      <text:p text:style-name="P9">a[i,j-i] = (a[i-1,j-i] + a[i,j-1-i] + a[i+1,j-i] + a[i,j+1-i])/4;</text:p>
      <text:p text:style-name="P1">}</text:p>
      <text:p text:style-name="P1">" Skewed Space</text:p>
      <text:p text:style-name="P1">" Both loop can now be parallelized</text:p>
      <text:p text:style-name="P1"><text:soft-page-break/>" A Loop Interchange is needed</text:p>
      <text:p text:style-name="P1"/>
      <text:p text:style-name="P1"/>
      <text:p text:style-name="P1"/>
      <text:p text:style-name="P1">DO I=1,3</text:p>
      <text:p text:style-name="P1">DO J=1,3</text:p>
      <text:p text:style-name="P1">A(I, 2*J) = J</text:p>
      <text:p text:style-name="P1">END DO</text:p>
      <text:p text:style-name="P1">END DO</text:p>
      <text:p text:style-name="P1">Figure 7: Original loop</text:p>
      <text:p text:style-name="P1"/>
      <text:p text:style-name="P1">DO U=1,3</text:p>
      <text:p text:style-name="P1">DO V=U + 1,U + 3</text:p>
      <text:p text:style-name="P1">A(U, 2*(V-U)) = 2*(V-U)</text:p>
      <text:p text:style-name="P1">END DO</text:p>
      <text:p text:style-name="P1">END DO</text:p>
      <text:p text:style-name="P1"/>
      <text:h text:style-name="Heading_20_3" text:outline-level="3"><text:span text:style-name="T1">Cache</text:span> <text:span text:style-name="T1">thrashing</text:span></text:h>
      <text:p text:style-name="Standard"/>
      <text:p text:style-name="Standard"/>
      <text:p text:style-name="Standard"/>
      <text:h text:style-name="Heading_20_3" text:outline-level="3">сокращение<text:span text:style-name="T1"> </text:span>сложности<text:span text:style-name="T1"> </text:span>вычислений<text:span text:style-name="T1">/Strength reduction of induction variables and constants</text:span></text:h>
      <text:p text:style-name="P1">// msvc: yes</text:p>
      <text:p text:style-name="P1">// icl: yes</text:p>
      <text:p text:style-name="P1">// gcc: yes</text:p>
      <text:p text:style-name="P1"/>
      <text:p text:style-name="P1">for (a=0; a&lt;0x69; a++) r[a] = a * n;</text:p>
      <text:p text:style-name="Название_20_объекта">Листинг<text:span text:style-name="T1"> </text:span><text:sequence text:ref-name="refЛистинг4" text:name="Листинг" text:formula="ooow:Листинг+1" style:num-format="1">5</text:sequence><text:span text:style-name="T1"> </text:span></text:p>
      <text:p text:style-name="P1"/>
      <text:p text:style-name="P1">&gt;-&gt;</text:p>
      <text:p text:style-name="P1"/>
      <text:p text:style-name="P1">t1 = 0; for (i=0; i&lt;25; i++) { r[i] = t1; t1 += k; }</text:p>
      <text:p text:style-name="P1"/>
      <text:p text:style-name="Standard">замена умножения делением</text:p>
      <text:p text:style-name="Standard"><text:span text:style-name="T1">for</text:span> (<text:span text:style-name="T1">i</text:span>=0;<text:span text:style-name="T1">i</text:span>&lt;<text:span text:style-name="T1">n</text:span>;<text:span text:style-name="T1">i</text:span>++)</text:p>
      <text:p text:style-name="P1">b[i] = a[i]/s</text:p>
      <text:p text:style-name="P1"/>
      <text:p text:style-name="P1">rs=1/s</text:p>
      <text:p text:style-name="P1">for (i=0;i&lt;n;i=i+1)</text:p>
      <text:p text:style-name="P1">{b[i] = a[i]*rs</text:p>
      <text:p text:style-name="P1">b[i+1] = a[i+1]*rs}</text:p>
      <text:p text:style-name="P1"/>
      <text:p text:style-name="P1">// msvc:no</text:p>
      <text:p text:style-name="P1">// icl:no</text:p>
      <text:p text:style-name="Standard">// <text:span text:style-name="T1">gcc</text:span>:<text:span text:style-name="T1">no</text:span></text:p>
      <text:p text:style-name="Standard"/>
      <text:h text:style-name="Heading_20_3" text:outline-level="3">снижение сложности вычислений <text:span text:style-name="T1">Code</text:span> <text:span text:style-name="T1">Motion</text:span></text:h>
      <text:p text:style-name="P1">// msvc: yes</text:p>
      <text:p text:style-name="P1">// icl: yes, may be</text:p>
      <text:p text:style-name="P1">// gcc: yes, may be</text:p>
      <text:p text:style-name="P1"/>
      <text:p text:style-name="P1">for (i = 0; i &lt; n; i++)</text:p>
      <text:p text:style-name="P1"><text:s text:c="2"/>for (j = 0; j &lt; n; j++)</text:p>
      <text:p text:style-name="P1"><text:soft-page-break/><text:s text:c="4"/>a[n*i + j] = b[j];</text:p>
      <text:p text:style-name="P1"/>
      <text:p text:style-name="P1"/>
      <text:p text:style-name="P1">for (i = 0; i &lt; n; i++) {</text:p>
      <text:p text:style-name="P1"><text:s text:c="2"/>int ni = n*i;</text:p>
      <text:p text:style-name="P1"><text:s text:c="2"/>for (j = 0; j &lt; n; j++)</text:p>
      <text:p text:style-name="P1"><text:s text:c="4"/>a[ni + j] = b[j];</text:p>
      <text:p text:style-name="P1">}</text:p>
      <text:p text:style-name="P1"/>
      <text:h text:style-name="Heading_20_3" text:outline-level="3"><text:span text:style-name="T1">"</text:span>сокращение<text:span text:style-name="T1"> </text:span>сложности<text:span text:style-name="T1">"/Reduction in Strength</text:span></text:h>
      <text:p text:style-name="P1">This optimization also replaces multiplication instructions with addition instructions wherever possible.</text:p>
      <text:p text:style-name="P1">For example, in the following C/C++ code:</text:p>
      <text:p text:style-name="P1"/>
      <text:p text:style-name="P5">for (i=0; i&lt;0x69; i++)</text:p>
      <text:p text:style-name="P5">{</text:p>
      <text:p text:style-name="P5"><text:tab/>r[i] = i * k;</text:p>
      <text:p text:style-name="P5">}</text:p>
      <text:p text:style-name="P5"/>
      <text:p text:style-name="P1">&gt;&gt;&gt;</text:p>
      <text:p text:style-name="P1"/>
      <text:p text:style-name="P5">t1 = 0;</text:p>
      <text:p text:style-name="P5">for (i=0; i&lt;0x69; i++)</text:p>
      <text:p text:style-name="P5">{</text:p>
      <text:p text:style-name="P5"><text:tab/>r[i] = t1;</text:p>
      <text:p text:style-name="P5"><text:tab/>t1 += k;</text:p>
      <text:p text:style-name="P5">}</text:p>
      <text:p text:style-name="P5"/>
      <text:p text:style-name="P1">gcc{</text:p>
      <text:p text:style-name="P1">-fstrength-reduce</text:p>
      <text:p text:style-name="P1"><text:s text:c="2"/>Perform the optimizations of loop strength reduction and elimination of iteration variables. </text:p>
      <text:p text:style-name="P1">Enabled at levels -O2, -O3, -Os.</text:p>
      <text:p text:style-name="P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4-06T08:25:00</dc:date>
    <meta:editing-cycles>9</meta:editing-cycles>
    <meta:editing-duration>PT18M</meta:editing-duration>
    <meta:document-statistic meta:table-count="0" meta:image-count="0" meta:object-count="0" meta:page-count="6" meta:paragraph-count="211" meta:word-count="1384" meta:character-count="7985" meta:non-whitespace-character-count="6724"/>
    <meta:generator>LibreOffice/5.1.4.2$Windows_x86 LibreOffice_project/f99d75f39f1c57ebdd7ffc5f42867c12031db97a</meta:generator>
  </office:meta>
</office:document-meta>
</file>